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1ab08" officeooo:paragraph-rsid="0001ab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01ab08" officeooo:paragraph-rsid="0001ab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officeooo:rsid="0003910d" officeooo:paragraph-rsid="0003910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03bd6e" officeooo:paragraph-rsid="0003bd6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bold" officeooo:rsid="0005aa49" officeooo:paragraph-rsid="0005aa49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1ab08" officeooo:paragraph-rsid="0001ab0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3910d" officeooo:paragraph-rsid="0003910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3bd6e" officeooo:paragraph-rsid="0003bd6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5aa49" officeooo:paragraph-rsid="0005aa49" style:font-size-asian="12pt" style:font-weight-asian="normal" style:font-size-complex="12pt" style:font-weight-complex="normal"/>
    </style:style>
    <style:style style:name="T1" style:family="text">
      <style:text-properties officeooo:rsid="0001ab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910d"/>
    </style:style>
    <style:style style:name="T4" style:family="text">
      <style:text-properties officeooo:rsid="0003bd6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dca0" style:font-weight-asian="normal" style:font-weight-complex="normal"/>
    </style:style>
    <style:style style:name="T7" style:family="text">
      <style:text-properties fo:font-weight="normal" officeooo:rsid="0005aa49" style:font-weight-asian="normal" style:font-weight-complex="normal"/>
    </style:style>
    <style:style style:name="T8" style:family="text">
      <style:text-properties officeooo:rsid="0004dc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31 – </text:span>COMANDOS IOSTAT E DSTAT - MONITORAMENTO E PERFORMANCE DO SISTEMA LINUX 03</text:h>
      <text:p text:style-name="P2">*** <text:span text:style-name="T1">COMANDO IOSTAT ***</text:span></text:p>
      <text:p text:style-name="P2"/>
      <text:p text:style-name="P8">Mostra informações sobre o uso da CPU e várias estatísticas sobre E/S do sistema.</text:p>
      <text:p text:style-name="P8">Sintaxe:</text:p>
      <text:p text:style-name="P8"/>
      <text:p text:style-name="P3">iostat [opções]</text:p>
      <text:p text:style-name="P3"/>
      <text:p text:style-name="P8">-c <text:tab/>Mostra apenas estatísticas da CPU</text:p>
      <text:p text:style-name="P8">-d<text:tab/>Mostra apenas estatísticas de I/0 de disco</text:p>
      <text:p text:style-name="P8">-p<text:tab/>Mostra apenas estatísticas para <text:span text:style-name="T2">sda</text:span></text:p>
      <text:p text:style-name="P8"><text:span text:style-name="T2"/></text:p>
      <text:p text:style-name="P4">*** <text:span text:style-name="T3">COMANDO DSTAT ***</text:span></text:p>
      <text:p text:style-name="P4"/>
      <text:p text:style-name="P9">Permite efetuar monitoramento e verificar performance do sistema Linux, possuindo características dos comandos top, vmstat, free, iostat combinados.</text:p>
      <text:p text:style-name="P9"/>
      <text:p text:style-name="P9">Instale-o com: </text:p>
      <text:p text:style-name="P9">apt-get install dstat</text:p>
      <text:p text:style-name="P9"/>
      <text:p text:style-name="P9">dnf install dstat</text:p>
      <text:p text:style-name="P9"/>
      <text:p text:style-name="P5">*** <text:span text:style-name="T4">COMANDO DSTAT ***</text:span></text:p>
      <text:p text:style-name="P5"/>
      <text:p text:style-name="P10">Sintaxe:</text:p>
      <text:p text:style-name="P6">dstat <text:span text:style-name="T5">[opção]</text:span></text:p>
      <text:p text:style-name="P6"><text:span text:style-name="T5"/></text:p>
      <text:p text:style-name="P6"><text:span text:style-name="T5">dstat n <text:tab/>Permite ajustar o intervalo de atualização para n segundos</text:span></text:p>
      <text:p text:style-name="P6"><text:span text:style-name="T5"/></text:p>
      <text:p text:style-name="P6"><text:span text:style-name="T5">-m <text:tab/>Est</text:span><text:span text:style-name="T6">atísticas de uso de memória</text:span></text:p>
      <text:p text:style-name="P6"><text:span text:style-name="T6">-</text:span><text:span text:style-name="T7">c</text:span><text:span text:style-name="T6"> <text:tab/>Estatísticas de CPU</text:span></text:p>
      <text:p text:style-name="P6"><text:span text:style-name="T6">-d<text:tab/>Estatísticas de disco</text:span></text:p>
      <text:p text:style-name="P6"><text:span text:style-name="T6">-i<text:tab/>Interrupções</text:span></text:p>
      <text:p text:style-name="P6"><text:span text:style-name="T6">-n <text:tab/>Estatísticas de uso de rede</text:span></text:p>
      <text:p text:style-name="P6"><text:span text:style-name="T6">--fs <text:tab/>Estatísticas do sistema de arquivos</text:span></text:p>
      <text:p text:style-name="P6"><text:span text:style-name="T6">--ntp<text:tab/>Mostra a hora a partir de um servidor NTP</text:span></text:p>
      <text:p text:style-name="P6"><text:span text:style-name="T6"/></text:p>
      <text:p text:style-name="P7"><text:span text:style-name="T8">*** </text:span>GNOME-SYSTEM-MONITOR ***</text:p>
      <text:p text:style-name="P7"/>
      <text:p text:style-name="P11">Ferramenta gráfica que pode ser usada para monitorar processos e desempenho do sistema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19:38:25.605731835</meta:creation-date>
    <dc:date>2020-02-03T21:42:07.038424203</dc:date>
    <meta:editing-duration>PT1H53M30S</meta:editing-duration>
    <meta:editing-cycles>4</meta:editing-cycles>
    <meta:generator>LibreOffice/6.3.4.2.0$Linux_X86_64 LibreOffice_project/30$Build-2</meta:generator>
    <meta:document-statistic meta:table-count="0" meta:image-count="0" meta:object-count="0" meta:page-count="1" meta:paragraph-count="26" meta:word-count="158" meta:character-count="984" meta:non-whitespace-character-count="846"/>
  </office:meta>
</office:document-meta>
</file>